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e907c" officeooo:paragraph-rsid="000e907c"/>
    </style:style>
    <style:style style:name="P2" style:family="paragraph" style:parent-style-name="Text_20_body">
      <style:text-properties officeooo:rsid="000e907c" officeooo:paragraph-rsid="0010c5fb"/>
    </style:style>
    <style:style style:name="P3" style:family="paragraph" style:parent-style-name="Text_20_body">
      <style:text-properties officeooo:paragraph-rsid="000e907c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paragraph-rsid="000e907c" style:font-size-asian="14pt" style:font-weight-asian="bold" style:font-weight-complex="bold"/>
    </style:style>
    <style:style style:name="P5" style:family="paragraph" style:parent-style-name="Text_20_body">
      <style:text-properties fo:font-size="14pt" officeooo:rsid="001fbb24" officeooo:paragraph-rsid="000e907c" style:font-size-asian="14pt"/>
    </style:style>
    <style:style style:name="P6" style:family="paragraph" style:parent-style-name="Text_20_body">
      <style:text-properties fo:font-size="14pt" officeooo:paragraph-rsid="000e907c" style:font-size-asian="14pt"/>
    </style:style>
    <style:style style:name="P7" style:family="paragraph" style:parent-style-name="Title">
      <style:text-properties officeooo:rsid="000e907c" officeooo:paragraph-rsid="000e907c"/>
    </style:style>
    <style:style style:name="P8" style:family="paragraph" style:parent-style-name="Text_20_body">
      <style:text-properties officeooo:rsid="000e907c" officeooo:paragraph-rsid="0012588f"/>
    </style:style>
    <style:style style:name="P9" style:family="paragraph" style:parent-style-name="Text_20_body">
      <style:text-properties officeooo:rsid="000e907c" officeooo:paragraph-rsid="00131cb4"/>
    </style:style>
    <style:style style:name="P10" style:family="paragraph" style:parent-style-name="Text_20_body">
      <style:text-properties officeooo:rsid="000e907c" officeooo:paragraph-rsid="0013b313"/>
    </style:style>
    <style:style style:name="P11" style:family="paragraph" style:parent-style-name="Text_20_body">
      <style:text-properties officeooo:rsid="000e907c" officeooo:paragraph-rsid="001410be"/>
    </style:style>
    <style:style style:name="P12" style:family="paragraph" style:parent-style-name="Text_20_body">
      <style:paragraph-properties fo:text-align="center" style:justify-single-word="false"/>
      <style:text-properties fo:font-size="14pt" fo:font-weight="bold" officeooo:rsid="000e907c" officeooo:paragraph-rsid="0012588f" style:font-size-asian="14pt" style:font-weight-asian="bold" style:font-weight-complex="bold"/>
    </style:style>
    <style:style style:name="P13" style:family="paragraph" style:parent-style-name="Text_20_body">
      <style:text-properties officeooo:rsid="0015832d" officeooo:paragraph-rsid="0015832d"/>
    </style:style>
    <style:style style:name="P14" style:family="paragraph" style:parent-style-name="Text_20_body">
      <style:text-properties fo:font-size="18pt" fo:font-weight="bold" officeooo:rsid="0015832d" officeooo:paragraph-rsid="0015832d" style:font-size-asian="15.75pt" style:font-weight-asian="bold" style:font-size-complex="18pt" style:font-weight-complex="bold"/>
    </style:style>
    <style:style style:name="T1" style:family="text">
      <style:text-properties officeooo:rsid="000e907c"/>
    </style:style>
    <style:style style:name="T2" style:family="text">
      <style:text-properties fo:font-size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e907c" style:font-size-asian="14pt"/>
    </style:style>
    <style:style style:name="T5" style:family="text">
      <style:text-properties fo:font-size="14pt" officeooo:rsid="0010c5fb" style:font-size-asian="14pt"/>
    </style:style>
    <style:style style:name="T6" style:family="text">
      <style:text-properties fo:font-size="14pt" officeooo:rsid="0012588f" style:font-size-asian="14pt"/>
    </style:style>
    <style:style style:name="T7" style:family="text">
      <style:text-properties fo:font-size="14pt" officeooo:rsid="00131cb4" style:font-size-asian="14pt"/>
    </style:style>
    <style:style style:name="T8" style:family="text">
      <style:text-properties fo:font-size="14pt" officeooo:rsid="001410be" style:font-size-asian="14pt"/>
    </style:style>
    <style:style style:name="T9" style:family="text">
      <style:text-properties fo:font-size="14pt" fo:font-weight="bold" officeooo:rsid="00131cb4" style:font-size-asian="14pt" style:font-weight-asian="bold" style:font-weight-complex="bold"/>
    </style:style>
    <style:style style:name="T10" style:family="text">
      <style:text-properties fo:font-size="14pt" fo:font-weight="normal" officeooo:rsid="00131cb4" style:font-size-asian="14pt" style:font-weight-asian="normal" style:font-weight-complex="normal"/>
    </style:style>
    <style:style style:name="T11" style:family="text">
      <style:text-properties fo:font-size="14pt" fo:font-weight="normal" officeooo:rsid="0013b313" style:font-size-asian="14pt" style:font-weight-asian="normal" style:font-weight-complex="normal"/>
    </style:style>
    <style:style style:name="T12" style:family="text">
      <style:text-properties officeooo:rsid="001fbb24"/>
    </style:style>
    <style:style style:name="T13" style:family="text">
      <style:text-properties fo:font-size="12pt" officeooo:rsid="001fbb24" style:font-size-asian="12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officeooo:rsid="0011a825"/>
    </style:style>
    <style:style style:name="T16" style:family="text">
      <style:text-properties officeooo:rsid="001258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tividade Parte <text:span text:style-name="T15">3</text:span></text:p>
      <text:p text:style-name="P1">Bruno <text:span text:style-name="T12">Mitsuo Homma</text:span><text:tab/><text:tab/><text:tab/><text:tab/><text:tab/>N<text:span text:style-name="Fonte_20_parág._20_padrão"><text:span text:style-name="T3">ºUSP: </text:span></text:span><text:span text:style-name="Fonte_20_parág._20_padrão"><text:span text:style-name="T13">9293605</text:span></text:span></text:p>
      <text:p text:style-name="P1">Nome: Gabriel Mattheus Bezerra Alves de Carvalho<text:tab/>N<text:span text:style-name="T2">ºUSP: </text:span>9779429</text:p>
      <text:p text:style-name="P1">Nome: Victor Souza Cezario <text:tab/><text:tab/><text:tab/><text:tab/><text:tab/>NºUSP: <text:s/>9790919</text:p>
      <text:p text:style-name="P1">Nome: Wallace Cruz de Souza<text:tab/><text:tab/><text:tab/><text:tab/>NºUSP: 9779392</text:p>
      <text:p text:style-name="P1"/>
      <text:p text:style-name="P4">Telas</text:p>
      <text:p text:style-name="P5"><text:span text:style-name="T1">schedule</text:span>.html: Tela para o agendamento e verificações de consultas</text:p>
      <text:p text:style-name="P6"><text:span text:style-name="T1">cart</text:span>.html: Tela de carrinho do site, contém os objetos escolhidos para compra. Exibe a opção de retornar às compras ou ir para a tela de finalizar.</text:p>
      <text:p text:style-name="P6">deta<text:span text:style-name="T1">ils</text:span>.html: Tela que contém as informações sobre os pets de um usuário.</text:p>
      <text:p text:style-name="P6"><text:span text:style-name="T1">stock</text:span>.html: Tela que mostra todos os produtos ainda em estoque.</text:p>
      <text:p text:style-name="P6"><text:span text:style-name="T1">purchase</text:span>.html: Tela para finalizar a compra dos produtos do carrinho. Caso o usuário esteja logado, os campos serão automaticamente preenchidos com as informações de seu cadastro.</text:p>
      <text:p text:style-name="P6">home.html: Tela inicial do site.</text:p>
      <text:p text:style-name="P6">home-admin.html: Tela inicial do administrador. Mostra informações gerais sobre o site (número de visitas, número de compras, etc.)</text:p>
      <text:p text:style-name="P6">login.html: Tela para entrar no site com um perfil já registrado.</text:p>
      <text:p text:style-name="P6">new_admin.html: Tela para administrador cadastrar um novo administrador.</text:p>
      <text:p text:style-name="P6">new_product.html: Tela para administrador cadastrar um novo produto.</text:p>
      <text:p text:style-name="P6">new_service: Tela para administrador cadastrar um novo serviço.</text:p>
      <text:p text:style-name="P6">new_user.html: Tela para o administrador cadastrar um novo usuário.</text:p>
      <text:p text:style-name="P6">produ<text:span text:style-name="T1">c</text:span>t_<text:span text:style-name="T1">details</text:span>.html: Tela para <text:span text:style-name="T1">mostrar as informações de cada produto do carrinho</text:span>.</text:p>
      <text:p text:style-name="P3"><text:span text:style-name="Fonte_20_parág._20_padrão"><text:span text:style-name="T3">produ</text:span></text:span><text:span text:style-name="Fonte_20_parág._20_padrão"><text:span text:style-name="T4">c</text:span></text:span><text:span text:style-name="Fonte_20_parág._20_padrão"><text:span text:style-name="T3">ts.html: Tela com todos os produtos do site, por categoria.</text:span></text:span></text:p>
      <text:p text:style-name="P3"><text:span text:style-name="Fonte_20_parág._20_padrão"><text:span text:style-name="T4">sign_up</text:span></text:span><text:span text:style-name="Fonte_20_parág._20_padrão"><text:span text:style-name="T3">.html: Tela para uma pessoa se cadastrar no site.</text:span></text:span></text:p>
      <text:p text:style-name="P1"><text:span text:style-name="Fonte_20_parág._20_padrão"><text:span text:style-name="T3">profile.html: Tela de perfil do usuário, onde pode editar suas informações.</text:span></text:span></text:p>
      <text:p text:style-name="P1"><text:span text:style-name="Fonte_20_parág._20_padrão"><text:span text:style-name="T3">manage_product.html: Tela de gerenciamento de produtos.</text:span></text:span></text:p>
      <text:p text:style-name="P1"><text:soft-page-break/><text:span text:style-name="Fonte_20_parág._20_padrão"><text:span text:style-name="T3">manage_services.html: Tela de gerenciamento de serviços;</text:span></text:span></text:p>
      <text:p text:style-name="P1"><text:span text:style-name="Fonte_20_parág._20_padrão"><text:span text:style-name="T3">manage_users.html: Tela de gerenciamento de usuários;</text:span></text:span></text:p>
      <text:p text:style-name="P1"><text:span text:style-name="Fonte_20_parág._20_padrão"><text:span text:style-name="T3">new_product.html: Tela para adicionar <text:s/>produto.</text:span></text:span></text:p>
      <text:p text:style-name="P1"><text:span text:style-name="Fonte_20_parág._20_padrão"><text:span text:style-name="T3">new_service.html: Tela para adicionar <text:s/>serviço;</text:span></text:span></text:p>
      <text:p text:style-name="P1"><text:span text:style-name="Fonte_20_parág._20_padrão"><text:span text:style-name="T3">new_users.html: Tela para adicionar <text:s/>usuários;</text:span></text:span></text:p>
      <text:p text:style-name="P1"><text:span text:style-name="Fonte_20_parág._20_padrão"><text:span text:style-name="T3">new_admins.html: Tela para adicionar <text:s/>produto usuários;</text:span></text:span></text:p>
      <text:p text:style-name="P1"><text:span text:style-name="Fonte_20_parág._20_padrão"><text:span text:style-name="T3">edit_pet.html: Tela para editar as informações dos pets de forma individual.</text:span></text:span></text:p>
      <text:p text:style-name="P1"><text:span text:style-name="Fonte_20_parág._20_padrão"><text:span text:style-name="T3"/></text:span></text:p>
      <text:p text:style-name="P2"><text:span text:style-name="Fonte_20_parág._20_padrão"><text:span text:style-name="T5">O SPA foi implenentado utilizando-se os arquivos do diretório single.</text:span></text:span></text:p>
      <text:p text:style-name="P12"><text:span text:style-name="Fonte_20_parág._20_padrão"><text:span text:style-name="T16">Scripts</text:span></text:span></text:p>
      <text:p text:style-name="P8"><text:span text:style-name="Fonte_20_parág._20_padrão"><text:span text:style-name="T6">app.js: </text:span></text:span></text:p>
      <text:p text:style-name="P8"><text:span text:style-name="Fonte_20_parág._20_padrão"><text:span text:style-name="T6"><text:tab/>Nesse arquivo contém um listener na porta 3000, permitindo que o site seja aberto em uma rede local (</text:span></text:span><text:a xlink:type="simple" xlink:href="http://localhost:3000/" text:style-name="Internet_20_link" text:visited-style-name="Visited_20_Internet_20_Link"><text:span text:style-name="Fonte_20_parág._20_padrão"><text:span text:style-name="T6">http://localhost:3000</text:span></text:span></text:a><text:span text:style-name="Fonte_20_parág._20_padrão"><text:span text:style-name="T6">). Há também nele alguns frameworks do node para poder trabalhar com o banco de dados mongoDB.</text:span></text:span></text:p>
      <text:p text:style-name="P8"><text:span text:style-name="Fonte_20_parág._20_padrão"><text:span text:style-name="T6"><text:tab/>Para permitir a execução da aplicação na porta 3000, utiliza-se o framework express, que é responsável não só pela passagem de dados nessa porta, mas também permite a comunicação com o banco de dados.</text:span></text:span></text:p>
      <text:p text:style-name="P8"><text:span text:style-name="Fonte_20_parág._20_padrão"><text:span text:style-name="T6"><text:tab/>Para fazer a comunicação com o banco, utiliza-se o framework mongoose, que cria rotas da aplicação para o banco, através de schemas.</text:span></text:span></text:p>
      <text:p text:style-name="P8"><text:span text:style-name="Fonte_20_parág._20_padrão"><text:span text:style-name="T6"/></text:span></text:p>
      <text:p text:style-name="P9"><text:span text:style-name="Fonte_20_parág._20_padrão"><text:span text:style-name="T7">package.json:</text:span></text:span></text:p>
      <text:p text:style-name="P9"><text:span text:style-name="Fonte_20_parág._20_padrão"><text:span text:style-name="T7"><text:tab/>Somente armazena as versões dos frameworks do node dentro desse arquivo para que possamos utilizar os frameworks no trabalho.</text:span></text:span></text:p>
      <text:p text:style-name="P9"><text:span text:style-name="Fonte_20_parág._20_padrão"><text:span text:style-name="T9"/></text:span></text:p>
      <text:p text:style-name="P9"><text:span text:style-name="Fonte_20_parág._20_padrão"><text:span text:style-name="T10">router_admin.js:</text:span></text:span></text:p>
      <text:p text:style-name="P9"><text:span text:style-name="Fonte_20_parág._20_padrão"><text:span text:style-name="T10"><text:tab/>Cria uma rota de comunicação com o banco de dados, utilizando o schema que foi implementado no em schema_admin.js; Ele trata as operações de POST e GET através de um router.post(action, listener_function) onde ele envia dados de uma ação definida no html e possui uma função de resposta para essa operação que é escutada quando se faz um envio de dados para o banco. O mesmo vale para o </text:span></text:span><text:soft-page-break/><text:span text:style-name="Fonte_20_parág._20_padrão"><text:span text:style-name="T10">router.get(action, listener_function), a única diferença é essa serve para envia os dados do banco para o lado do cliente.</text:span></text:span></text:p>
      <text:p text:style-name="P9"><text:span text:style-name="Fonte_20_parág._20_padrão"><text:span text:style-name="T10"/></text:span></text:p>
      <text:p text:style-name="P10"><text:span text:style-name="Fonte_20_parág._20_padrão"><text:span text:style-name="T10">Obs: Para </text:span></text:span><text:span text:style-name="Fonte_20_parág._20_padrão"><text:span text:style-name="T11">o</text:span></text:span><text:span text:style-name="Fonte_20_parág._20_padrão"><text:span text:style-name="T10">s outr</text:span></text:span><text:span text:style-name="Fonte_20_parág._20_padrão"><text:span text:style-name="T11">o</text:span></text:span><text:span text:style-name="Fonte_20_parág._20_padrão"><text:span text:style-name="T10">s </text:span></text:span><text:span text:style-name="Fonte_20_parág._20_padrão"><text:span text:style-name="T11">arquivos de </text:span></text:span><text:span text:style-name="Fonte_20_parág._20_padrão"><text:span text:style-name="T10">rotas</text:span></text:span><text:span text:style-name="Fonte_20_parág._20_padrão"><text:span text:style-name="T11">(router_client.js, router_pet.js, router_product.js, router_service.js)</text:span></text:span><text:span text:style-name="Fonte_20_parág._20_padrão"><text:span text:style-name="T10">, </text:span></text:span><text:span text:style-name="Fonte_20_parág._20_padrão"><text:span text:style-name="T11">a descrição é a mesma, pois ele fará as rotas de comunicação do mesmo formato que foi descrito acima, a única diferença é a forma e o que será passado nessas rotas.</text:span></text:span></text:p>
      <text:p text:style-name="P9"><text:span text:style-name="Fonte_20_parág._20_padrão"><text:span text:style-name="T7"><text:tab/></text:span></text:span></text:p>
      <text:p text:style-name="P11"><text:span text:style-name="Fonte_20_parág._20_padrão"><text:span text:style-name="T8">schema_admin.js:</text:span></text:span></text:p>
      <text:p text:style-name="P11"><text:span text:style-name="Fonte_20_parág._20_padrão"><text:span text:style-name="T8"><text:tab/>Cria um schema de como será armazenado no banco de dados. Utilizando o framework mongoose e utilizando o método Schema(), ele define quais são os dados que serão armazenados no banco e define o tipo de cada dado, como por exemplo:</text:span></text:span></text:p>
      <text:p text:style-name="P11"><text:span text:style-name="Fonte_20_parág._20_padrão"><text:span text:style-name="T8"><text:tab/>var adminSchema = new mongoose.Schema({</text:span></text:span></text:p>
      <text:p text:style-name="P11"><text:span text:style-name="Fonte_20_parág._20_padrão"><text:span text:style-name="T8"><text:s text:c="5"/><text:tab/><text:tab/>username : {type: String},</text:span></text:span></text:p>
      <text:p text:style-name="P11"><text:span text:style-name="Fonte_20_parág._20_padrão"><text:span text:style-name="T8"><text:s text:c="5"/><text:tab/><text:tab/>name : {type: String},</text:span></text:span></text:p>
      <text:p text:style-name="P11"><text:span text:style-name="Fonte_20_parág._20_padrão"><text:span text:style-name="T8"><text:s text:c="5"/><text:tab/><text:tab/>email : {type : String, unique: true},</text:span></text:span></text:p>
      <text:p text:style-name="P11"><text:span text:style-name="Fonte_20_parág._20_padrão"><text:span text:style-name="T8"><text:s text:c="5"/><text:tab/><text:tab/>password : {type : String},</text:span></text:span></text:p>
      <text:p text:style-name="P11"><text:span text:style-name="Fonte_20_parág._20_padrão"><text:span text:style-name="T8"><text:s text:c="4"/><text:tab/> <text:tab/>photo : {type : String, default : ''},</text:span></text:span></text:p>
      <text:p text:style-name="P11"><text:span text:style-name="Fonte_20_parág._20_padrão"><text:span text:style-name="T8"><text:s text:c="5"/><text:tab/><text:tab/>phone: {type: String, default: ''}</text:span></text:span></text:p>
      <text:p text:style-name="P11"><text:span text:style-name="Fonte_20_parág._20_padrão"><text:span text:style-name="T8"><text:tab/>});</text:span></text:span></text:p>
      <text:p text:style-name="P8"/>
      <text:p text:style-name="P13">É assim que define o schema do banco.</text:p>
      <text:p text:style-name="P13"/>
      <text:p text:style-name="P13">Nos arquivos schema_client.js, schema_pet.js, schema_produc.js, schema_service.js, serão parecidos com esse formato, o que muda é a forma dos schemas entre os arquivos. </text:p>
      <text:p text:style-name="P13"/>
      <text:p text:style-name="P13">Na pasta html/single possui os html para deixar o site com um SPA, onde troca somente entre a barra de navegação e o footer. Todos os arquivos são os mesmos do descrito anteriormente, logo são as mesmas descrições de antes, mudando somente que não possui a barra de navegação e o footer nos códigos html dos arquivos nessa página.</text:p>
      <text:p text:style-name="P13"/>
      <text:p text:style-name="P14"><text:soft-page-break/>Observações</text:p>
      <text:p text:style-name="P14"><text:tab/><text:span text:style-name="T14">Não ficou tudo pronto no projeto, pois tentamos fazer todos os scripts de verificação de cadastro e login, porém consumiu muito tempo da equipe, sendo que a parte 3 do projeto é a parte que mais demanda tempo para completar o projeto como um to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0:44:12.834272933</meta:creation-date>
    <meta:editing-duration>PT19M10S</meta:editing-duration>
    <meta:editing-cycles>5</meta:editing-cycles>
    <meta:generator>LibreOffice/5.2.7.2$Linux_X86_64 LibreOffice_project/20m0$Build-2</meta:generator>
    <dc:date>2018-07-09T21:58:51.979645319</dc:date>
    <meta:document-statistic meta:table-count="0" meta:image-count="0" meta:object-count="0" meta:page-count="4" meta:paragraph-count="57" meta:word-count="742" meta:character-count="4842" meta:non-whitespace-character-count="4085"/>
  </office:meta>
</office:document-meta>
</file>